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 text:style-name="P1">Curso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Contenidos:</text:p>
              </text:list-item>
              <text:list-item>
                <text:p>Metodología de aprendizaje</text:p>
              </text:list-item>
              <text:list-item>
                <text:p>Condiciones </text:p>
              </text:list-item>
              <text:list-item>
                <text:p>Presentación</text:p>
              </text:list-item>
              <text:list-item>
                <text:p>Contenidos</text:p>
              </text:list-item>
              <text:list-item>
                <text:p>Diapositivas</text:p>
              </text:list-item>
              <text:list-item>
                <text:p>Material Adicional</text:p>
              </text:list-item>
              <text:list-item>
                <text:p>Códig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Preguntas</text:p>
              </text:list-item>
              <text:list-item>
                <text:p>Dudas</text:p>
              </text:list-item>
              <text:list-item>
                <text:p>Ejecución de los ejercicios</text:p>
              </text:list-item>
              <text:list-item>
                <text:p>Introducción</text:p>
              </text:list-item>
              <text:list-item>
                <text:p>Testear códigos</text:p>
              </text:list-item>
              <text:list-item>
                <text:p>Proyecto práctica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03T10:27:40.337954688</meta:creation-date>
    <meta:editing-duration>PT1H26M9S</meta:editing-duration>
    <meta:editing-cycles>2</meta:editing-cycles>
    <meta:generator>LibreOffice/7.5.4.2$Windows_X86_64 LibreOffice_project/36ccfdc35048b057fd9854c757a8b67ec53977b6</meta:generator>
    <dc:title>Blue Curve</dc:title>
    <dc:date>2024-01-03T12:03:50.317606827</dc:date>
    <meta:document-statistic meta:object-count="46"/>
  </office:meta>
</office:document-meta>
</file>